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ee6ef" draw:textarea-horizontal-align="justify" draw:textarea-vertical-align="middle" draw:auto-grow-height="false" fo:min-height="10.5cm" fo:min-width="3.75cm"/>
    </style:style>
    <style:style style:name="gr2" style:family="graphic" style:parent-style-name="standard">
      <style:graphic-properties draw:fill="solid" draw:fill-color="#dee6ef" draw:textarea-horizontal-align="justify" draw:textarea-vertical-align="middle" draw:auto-grow-height="false" fo:min-height="0.75cm" fo:min-width="2.75cm"/>
      <style:paragraph-properties style:writing-mode="lr-tb"/>
    </style:style>
    <style:style style:name="gr3" style:family="graphic" style:parent-style-name="standard">
      <style:graphic-properties draw:fill="solid" draw:fill-color="#eeeeee" draw:textarea-horizontal-align="justify" draw:textarea-vertical-align="middle" draw:auto-grow-height="false" fo:min-height="2.84cm" fo:min-width="5.501cm"/>
      <style:paragraph-properties style:writing-mode="lr-tb"/>
    </style:style>
    <style:style style:name="gr4" style:family="graphic" style:parent-style-name="standard">
      <style:graphic-properties draw:fill="solid" draw:fill-color="#eeeeee" draw:textarea-horizontal-align="justify" draw:textarea-vertical-align="middle" draw:auto-grow-height="false" fo:min-height="1.957cm" fo:min-width="4.751cm"/>
      <style:paragraph-properties style:writing-mode="lr-tb"/>
    </style:style>
    <style:style style:name="gr5" style:family="graphic" style:parent-style-name="objectwithoutfill">
      <style:graphic-properties draw:marker-end="Extrémités_20_de_20_flèche_20_1" draw:marker-end-width="0.3cm" draw:fill="none" draw:textarea-vertical-align="middle"/>
      <style:paragraph-properties style:writing-mode="lr-tb"/>
    </style:style>
    <style:style style:name="gr6" style:family="graphic" style:parent-style-name="standard">
      <style:graphic-properties draw:fill="solid" draw:fill-color="#afd095" draw:textarea-horizontal-align="justify" draw:textarea-vertical-align="middle" draw:auto-grow-height="false" fo:min-height="1.556cm" fo:min-width="4.806cm"/>
      <style:paragraph-properties style:writing-mode="lr-tb"/>
    </style:style>
    <style:style style:name="gr7" style:family="graphic" style:parent-style-name="standard">
      <style:graphic-properties draw:fill="solid" draw:fill-color="#eeeeee" draw:textarea-horizontal-align="justify" draw:textarea-vertical-align="middle" draw:auto-grow-height="false" fo:min-height="0.633cm" fo:min-width="4.001cm"/>
      <style:paragraph-properties style:writing-mode="lr-tb"/>
    </style:style>
    <style:style style:name="gr8" style:family="graphic" style:parent-style-name="standard">
      <style:graphic-properties draw:stroke="dash" draw:stroke-dash="Dash" draw:fill="solid" draw:fill-color="#eeeeee" draw:textarea-horizontal-align="justify" draw:textarea-vertical-align="middle" draw:auto-grow-height="false" fo:min-height="4.038cm" fo:min-width="9.288cm"/>
    </style:style>
    <style:style style:name="gr9" style:family="graphic" style:parent-style-name="standard">
      <style:graphic-properties draw:stroke="none" draw:fill="none" draw:fill-color="#cccccc" draw:textarea-horizontal-align="justify" draw:textarea-vertical-align="middle" draw:auto-grow-height="false" fo:min-height="0.75cm" fo:min-width="3.5cm"/>
      <style:paragraph-properties style:writing-mode="lr-tb"/>
    </style:style>
    <style:style style:name="gr10" style:family="graphic" style:parent-style-name="standard">
      <style:graphic-properties draw:stroke="dash" draw:stroke-dash="Dash" draw:fill="solid" draw:fill-color="#eeeeee" draw:textarea-horizontal-align="justify" draw:textarea-vertical-align="middle" draw:auto-grow-height="false" fo:min-height="1.737cm" fo:min-width="2.001cm"/>
      <style:paragraph-properties style:writing-mode="lr-tb"/>
    </style:style>
    <style:style style:name="gr11" style:family="graphic" style:parent-style-name="standard">
      <style:graphic-properties draw:stroke="solid" draw:stroke-dash="Dot" draw:fill="solid" draw:fill-color="#afd095" draw:textarea-horizontal-align="justify" draw:textarea-vertical-align="middle" draw:auto-grow-height="false" fo:min-height="4.262cm" fo:min-width="11.012cm"/>
      <style:paragraph-properties style:writing-mode="lr-tb"/>
    </style:style>
    <style:style style:name="gr12" style:family="graphic" style:parent-style-name="standard">
      <style:graphic-properties draw:stroke="none" draw:fill="none" draw:fill-color="#cccccc" draw:textarea-horizontal-align="justify" draw:textarea-vertical-align="middle" draw:auto-grow-height="false" fo:min-height="0.75cm" fo:min-width="3.75cm"/>
      <style:paragraph-properties style:writing-mode="lr-tb"/>
    </style:style>
    <style:style style:name="gr13" style:family="graphic" style:parent-style-name="standard">
      <style:graphic-properties draw:stroke="solid" draw:stroke-dash="Dash" draw:fill="solid" draw:fill-color="#eeeeee" draw:textarea-horizontal-align="justify" draw:textarea-vertical-align="middle" draw:auto-grow-height="false" fo:min-height="1.737cm" fo:min-width="2.001cm"/>
      <style:paragraph-properties style:writing-mode="lr-tb"/>
    </style:style>
    <style:style style:name="gr14" style:family="graphic" style:parent-style-name="standard">
      <style:graphic-properties draw:stroke="solid" draw:stroke-dash="Dash" draw:fill="solid" draw:fill-color="#eeeeee" draw:textarea-horizontal-align="justify" draw:textarea-vertical-align="middle" draw:auto-grow-height="false" fo:min-height="1.737cm" fo:min-width="1.251cm"/>
      <style:paragraph-properties style:writing-mode="lr-tb"/>
    </style:style>
    <style:style style:name="gr15" style:family="graphic" style:parent-style-name="standard">
      <style:graphic-properties draw:fill="solid" draw:fill-color="#eeeeee" draw:textarea-horizontal-align="justify" draw:textarea-vertical-align="middle" draw:auto-grow-height="false" fo:min-height="0.633cm" fo:min-width="4.251cm"/>
      <style:paragraph-properties style:writing-mode="lr-tb"/>
    </style:style>
    <style:style style:name="gr16" style:family="graphic" style:parent-style-name="standard">
      <style:graphic-properties draw:stroke="dash" draw:stroke-dash="Dash" draw:fill="solid" draw:fill-color="#ffffa6" draw:textarea-horizontal-align="justify" draw:textarea-vertical-align="middle" draw:auto-grow-height="false" fo:min-height="1cm" fo:min-width="3cm"/>
      <style:paragraph-properties style:writing-mode="lr-tb"/>
    </style:style>
    <style:style style:name="gr17" style:family="graphic" style:parent-style-name="standard">
      <style:graphic-properties draw:marker-start="Concave_20_short" draw:marker-start-width="0.3cm" draw:marker-end="Concave_20_short" draw:marker-end-width="0.3cm" draw:textarea-vertical-align="middle"/>
    </style:style>
    <style:style style:name="gr18" style:family="graphic" style:parent-style-name="objectwithoutfill">
      <style:graphic-properties draw:marker-start="Extrémités_20_de_20_flèche_20_13" draw:marker-start-width="0.3cm" draw:marker-end="Extrémités_20_de_20_flèche_20_14" draw:marker-end-width="0.3cm" draw:fill="none" draw:textarea-vertical-align="middle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4cm" fo:min-width="6cm"/>
      <style:paragraph-properties style:writing-mode="lr-tb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7.5cm" fo:min-width="5.75cm"/>
      <style:paragraph-properties style:writing-mode="lr-tb"/>
    </style:style>
    <style:style style:name="gr22" style:family="graphic" style:parent-style-name="objectwithoutfill">
      <style:graphic-properties draw:stroke="dash" draw:stroke-dash="Dash" svg:stroke-color="#000000" draw:fill="none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 fo:min-height="2.428cm" fo:min-width="1.934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164cm" fo:min-width="1.976cm"/>
      <style:paragraph-properties style:writing-mode="lr-tb"/>
    </style:style>
    <style:style style:name="gr25" style:family="graphic" style:parent-style-name="objectwithoutfill">
      <style:graphic-properties draw:marker-start="Extrémités_20_de_20_flèche_20_15" draw:marker-start-width="0.3cm" draw:marker-end="Extrémités_20_de_20_flèche_20_16" draw:marker-end-width="0.3cm" draw:fill="none" draw:textarea-vertical-align="middle"/>
    </style:style>
    <style:style style:name="gr26" style:family="graphic" style:parent-style-name="standard">
      <style:graphic-properties draw:stroke="none" draw:fill="none" draw:textarea-horizontal-align="justify" draw:textarea-vertical-align="middle" draw:auto-grow-height="false" fo:min-height="1cm" fo:min-width="3.75cm"/>
      <style:paragraph-properties style:writing-mode="lr-tb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style:paragraph-properties fo:text-align="center"/>
      <style:text-properties fo:font-size="14pt"/>
    </style:style>
    <style:style style:name="P3" style:family="paragraph">
      <loext:graphic-properties draw:fill="solid" draw:fill-color="#dee6ef"/>
      <style:paragraph-properties fo:text-align="center"/>
      <style:text-properties fo:font-size="14pt"/>
    </style:style>
    <style:style style:name="P4" style:family="paragraph">
      <style:paragraph-properties fo:text-align="start">
        <style:tab-stops/>
      </style:paragraph-properties>
      <style:text-properties fo:font-size="12pt"/>
    </style:style>
    <style:style style:name="P5" style:family="paragraph">
      <loext:graphic-properties draw:fill="solid" draw:fill-color="#eeeeee"/>
      <style:paragraph-properties fo:text-align="start">
        <style:tab-stops/>
      </style:paragraph-properties>
      <style:text-properties fo:font-size="12pt"/>
    </style:style>
    <style:style style:name="P6" style:family="paragraph">
      <style:paragraph-properties fo:text-align="start"/>
      <style:text-properties fo:font-size="12pt"/>
    </style:style>
    <style:style style:name="P7" style:family="paragraph">
      <loext:graphic-properties draw:fill="solid" draw:fill-color="#eeeeee"/>
      <style:paragraph-properties fo:text-align="start"/>
      <style:text-properties fo:font-size="12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4pt"/>
    </style:style>
    <style:style style:name="P10" style:family="paragraph">
      <loext:graphic-properties draw:fill="solid" draw:fill-color="#afd095"/>
      <style:paragraph-properties fo:text-align="center"/>
      <style:text-properties fo:font-size="14pt"/>
    </style:style>
    <style:style style:name="P11" style:family="paragraph">
      <loext:graphic-properties draw:fill="solid" draw:fill-color="#eeeeee"/>
      <style:paragraph-properties fo:text-align="center"/>
      <style:text-properties fo:font-size="12pt"/>
    </style:style>
    <style:style style:name="P12" style:family="paragraph">
      <loext:graphic-properties draw:fill="solid" draw:fill-color="#eeeeee"/>
      <style:paragraph-properties fo:text-align="center"/>
    </style:style>
    <style:style style:name="P13" style:family="paragraph">
      <loext:graphic-properties draw:fill="none" draw:fill-color="#cccccc"/>
      <style:paragraph-properties fo:text-align="center"/>
      <style:text-properties fo:font-size="12pt"/>
    </style:style>
    <style:style style:name="P14" style:family="paragraph">
      <style:paragraph-properties fo:text-align="center"/>
      <style:text-properties fo:font-size="10pt"/>
    </style:style>
    <style:style style:name="P15" style:family="paragraph">
      <loext:graphic-properties draw:fill="solid" draw:fill-color="#eeeeee"/>
      <style:paragraph-properties fo:text-align="center"/>
      <style:text-properties fo:font-size="10pt"/>
    </style:style>
    <style:style style:name="P16" style:family="paragraph">
      <loext:graphic-properties draw:fill="solid" draw:fill-color="#afd095"/>
      <style:paragraph-properties fo:text-align="center"/>
    </style:style>
    <style:style style:name="P17" style:family="paragraph">
      <style:paragraph-properties fo:text-align="center"/>
      <style:text-properties fo:font-weight="bold"/>
    </style:style>
    <style:style style:name="P18" style:family="paragraph">
      <loext:graphic-properties draw:fill="none" draw:fill-color="#cccccc"/>
      <style:paragraph-properties fo:text-align="center"/>
      <style:text-properties fo:font-size="12pt" fo:font-weight="bold"/>
    </style:style>
    <style:style style:name="P19" style:family="paragraph">
      <style:paragraph-properties fo:text-align="center"/>
      <style:text-properties fo:font-size="12pt"/>
    </style:style>
    <style:style style:name="P20" style:family="paragraph">
      <loext:graphic-properties draw:fill="solid" draw:fill-color="#ffffa6"/>
      <style:paragraph-properties fo:text-align="center"/>
      <style:text-properties fo:font-size="12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/>
      <style:paragraph-properties fo:text-align="start"/>
      <style:text-properties fo:font-size="12pt"/>
    </style:style>
    <style:style style:name="P23" style:family="paragraph">
      <style:paragraph-properties fo:text-align="center"/>
      <style:text-properties fo:font-size="14pt" fo:font-weight="bold"/>
    </style:style>
    <style:style style:name="T1" style:family="text">
      <style:text-properties fo:font-size="14pt"/>
    </style:style>
    <style:style style:name="T2" style:family="text">
      <style:text-properties fo:font-size="12pt"/>
    </style:style>
    <style:style style:name="T3" style:family="text">
      <style:text-properties fo:font-size="10pt"/>
    </style:style>
    <style:style style:name="T4" style:family="text">
      <style:text-properties fo:font-size="12pt" fo:font-weight="bold"/>
    </style:style>
    <style:style style:name="T5" style:family="text">
      <style:text-properties fo:font-size="1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25cm" svg:height="10.75cm" svg:x="10.2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3.25cm" svg:height="1cm" svg:x="10.75cm" svg:y="5cm">
          <text:p text:style-name="P2"><text:span text:style-name="T1">deplo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3.25cm" svg:height="1cm" svg:x="10.75cm" svg:y="10cm">
          <text:p text:style-name="P2"><text:span text:style-name="T1">Execut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cm" svg:height="3.5cm" svg:x="1cm" svg:y="3.75cm">
          <text:p text:style-name="P4"><text:span text:style-name="T2">Body:</text:span></text:p>
          <text:p text:style-name="P4"><text:span text:style-name="T2"><text:s text:c="15"/></text:span><text:span text:style-name="T2">app-package (cwl)</text:span></text:p>
          <text:p text:style-name="P4"><text:span text:style-name="T2">Mime-type:</text:span></text:p>
          <text:p text:style-name="P4"><text:span text:style-name="T2"><text:s text:c="21"/></text:span><text:span text:style-name="T2">application/cwl</text:span></text:p>
          <text:p text:style-name="P4"><text:span text:style-name="T2">Opntional w param :</text:span></text:p>
          <text:p text:style-name="P4"><text:span text:style-name="T2"><text:s text:c="26"/></text:span><text:span text:style-name="T2">workflow-i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7" draw:layer="layout" svg:width="5.25cm" svg:height="2.5cm" svg:x="1.747cm" svg:y="9.25cm">
          <text:p text:style-name="P6"><text:span text:style-name="T2">Body: </text:span></text:p>
          <text:p text:style-name="P6"><text:span text:style-name="T2"><text:s text:c="10"/></text:span><text:span text:style-name="T2">Execute </text:span><text:span text:style-name="T2">request</text:span></text:p>
          <text:p text:style-name="P6"><text:span text:style-name="T2">Mime-type :</text:span></text:p>
          <text:p text:style-name="P6"><text:span text:style-name="T2"><text:s text:c="12"/></text:span><text:span text:style-name="T2">application/j</text:span><text:span text:style-name="T2">s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5" draw:text-style-name="P9" draw:layer="layout" svg:x1="7cm" svg:y1="5.5cm" svg:x2="10.75cm" svg:y2="5.5cm">
          <text:p text:style-name="P8"><text:span text:style-name="T1">POST</text:span></text:p>
          <text:p text:style-name="P8"><text:span text:style-name="T1"/></text:p>
        </draw:line>
        <draw:line draw:style-name="gr5" draw:text-style-name="P9" draw:layer="layout" svg:x1="7cm" svg:y1="10.5cm" svg:x2="10.75cm" svg:y2="10.5cm">
          <text:p text:style-name="P8"><text:span text:style-name="T1">POST</text:span></text:p>
          <text:p text:style-name="P8"><text:span text:style-name="T1"/></text:p>
        </draw:line>
        <draw:custom-shape draw:style-name="gr6" draw:text-style-name="P10" xml:id="id3" draw:id="id3" draw:layer="layout" svg:width="5.5cm" svg:height="2cm" svg:x="16cm" svg:y="4cm">
          <text:p text:style-name="P8"><text:span text:style-name="T1">Deploy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draw:layer="layout" svg:width="4.5cm" svg:height="1cm" svg:x="15.25cm" svg:y="5.5cm">
          <text:p text:style-name="P8"><text:span text:style-name="T2">DeployService.z</text:span><text:span text:style-name="T2">cfg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2" xml:id="id6" draw:id="id6" draw:layer="layout" svg:width="10.25cm" svg:height="4.75cm" svg:x="23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4cm" svg:height="1cm" svg:x="23.75cm" svg:y="2cm">
          <text:p text:style-name="P8"><text:span text:style-name="T2">Service </text:span><text:span text:style-name="T2">template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.5cm" svg:height="2.25cm" svg:x="24.75cm" svg:y="3.5cm">
          <text:p text:style-name="P14"><text:span text:style-name="T3">service.p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6" xml:id="id7" draw:id="id7" draw:layer="layout" svg:width="12cm" svg:height="5cm" svg:x="16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8" draw:layer="layout" svg:width="4.25cm" svg:height="1cm" svg:x="16.25cm" svg:y="9cm">
          <text:p text:style-name="P17"><text:span text:style-name="T4">Service Instance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2.5cm" svg:height="2.25cm" svg:x="19.25cm" svg:y="10.25cm">
          <text:p text:style-name="P14"><text:span text:style-name="T3">service.p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" draw:text-style-name="P15" draw:layer="layout" svg:width="1.75cm" svg:height="2.25cm" svg:x="16.75cm" svg:y="10.25cm">
          <text:p text:style-name="P14"><text:span text:style-name="T3">app package cw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11" xml:id="id4" draw:id="id4" draw:layer="layout" svg:width="4.75cm" svg:height="1cm" svg:x="15.75cm" svg:y="7.75cm">
          <text:p text:style-name="P8"><text:span text:style-name="T2">ServiceInstance.zcfg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" draw:text-style-name="P20" draw:layer="layout" svg:width="3.5cm" svg:height="1.25cm" svg:x="29cm" svg:y="4cm">
          <text:p text:style-name="P19"><text:span text:style-name="T2">zoo-wes-runner</text:span></text:p>
          <draw:enhanced-geometry svg:viewBox="0 0 21600 21600" draw:type="rectangle" draw:enhanced-path="M 0 0 L 21600 0 21600 21600 0 21600 0 0 Z N"/>
        </draw:custom-shape>
        <draw:line draw:style-name="gr17" draw:text-style-name="P8" draw:layer="layout" svg:x1="27.25cm" svg:y1="4.75cm" svg:x2="29cm" svg:y2="4.75cm">
          <text:p/>
        </draw:line>
        <draw:line draw:style-name="gr17" draw:text-style-name="P8" draw:layer="layout" svg:x1="21.75cm" svg:y1="11.25cm" svg:x2="23.5cm" svg:y2="11.25cm">
          <text:p/>
        </draw:line>
        <draw:connector draw:style-name="gr18" draw:text-style-name="P21" draw:layer="layout" svg:x1="27cm" svg:y1="11.125cm" svg:x2="30.25cm" svg:y2="12.25cm" draw:start-shape="id1" draw:start-glue-point="1" draw:end-shape="id2" draw:end-glue-point="4" svg:d="M27000 11125h3250v1125" svg:viewBox="0 0 3251 1126">
          <text:p/>
        </draw:connector>
        <draw:connector draw:style-name="gr19" draw:text-style-name="P21" draw:layer="layout" draw:type="curve" svg:x1="21.5cm" svg:y1="5cm" svg:x2="18.125cm" svg:y2="7.75cm" draw:start-shape="id3" draw:start-glue-point="1" draw:end-shape="id4" draw:end-glue-point="4" svg:d="M21500 5000c753 0 628 938-404 1298s-2971 141-2971 1452" svg:viewBox="0 0 3858 2751">
          <text:p/>
        </draw:connector>
        <draw:connector draw:style-name="gr19" draw:text-style-name="P21" draw:layer="layout" draw:type="curve" svg:x1="14cm" svg:y1="5.5cm" svg:x2="16cm" svg:y2="5cm" draw:start-shape="id5" draw:start-glue-point="1" draw:end-shape="id3" draw:end-glue-point="3" svg:d="M14000 5500c1500 0 500-500 2000-500" svg:viewBox="0 0 2001 501">
          <text:p/>
        </draw:connector>
        <draw:connector draw:style-name="gr19" draw:text-style-name="P21" draw:layer="layout" draw:type="curve" svg:x1="21.5cm" svg:y1="5cm" svg:x2="23cm" svg:y2="3.875cm" draw:start-shape="id3" draw:start-glue-point="1" draw:end-shape="id6" draw:end-glue-point="3" svg:d="M21500 5000c1126 0 377-1125 1500-1125" svg:viewBox="0 0 1501 1126">
          <text:p/>
        </draw:connector>
        <draw:connector draw:style-name="gr19" draw:text-style-name="P21" draw:layer="layout" draw:type="curve" svg:x1="28.125cm" svg:y1="6.25cm" svg:x2="22cm" svg:y2="8cm" draw:start-shape="id6" draw:start-glue-point="2" draw:end-shape="id7" draw:end-glue-point="0" svg:d="M28125 6250c0 1314-6125 439-6125 1750" svg:viewBox="0 0 6126 1751">
          <text:p/>
        </draw:connector>
        <draw:connector draw:style-name="gr19" draw:text-style-name="P21" draw:layer="layout" draw:type="curve" svg:x1="14cm" svg:y1="10.5cm" svg:x2="16cm" svg:y2="10.5cm" draw:start-shape="id8" draw:start-glue-point="1" draw:end-shape="id7" draw:end-glue-point="3" svg:d="M14000 10500h2000" svg:viewBox="0 0 2001 1">
          <text:p/>
        </draw:connector>
        <draw:custom-shape draw:style-name="gr20" draw:text-style-name="P22" draw:layer="layout" svg:width="6.5cm" svg:height="4.25cm" svg:x="34.25cm" svg:y="1.5cm">
          <text:p text:style-name="P6"><text:span text:style-name="T4">cookiecutt</text:span><text:span text:style-name="T4">er </text:span><text:span text:style-name="T4">template</text:span><text:span text:style-name="T2"> </text:span><text:span text:style-name="T2">for </text:span><text:span text:style-name="T2">instatiantin</text:span><text:span text:style-name="T2">g a ZOO-</text:span><text:span text:style-name="T2">Service.</text:span></text:p>
          <text:p text:style-name="P6"><text:span text:style-name="T2"/></text:p>
          <text:p text:style-name="P6"><text:span text:style-name="T2">It </text:span><text:span text:style-name="T2">implement</text:span><text:span text:style-name="T2">s a </text:span><text:span text:style-name="T2">processing </text:span><text:span text:style-name="T2">business </text:span><text:span text:style-name="T2">logic.</text:span></text:p>
          <text:p text:style-name="P6"><text:span text:style-name="T2"/></text:p>
          <text:p text:style-name="P6"><text:span text:style-name="T2">EOEPCA+ </text:span><text:span text:style-name="T2">provides </text:span><text:span text:style-name="T2">one </text:span><text:span text:style-name="T2">implement</text:span><text:span text:style-name="T2">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2" draw:layer="layout" svg:width="6.25cm" svg:height="7.75cm" svg:x="34.5cm" svg:y="6.5cm">
          <text:p text:style-name="P6"><text:span text:style-name="T4">zoo-wes-</text:span><text:span text:style-name="T4">runner</text:span><text:span text:style-name="T2">, a </text:span><text:span text:style-name="T2">Python </text:span><text:span text:style-name="T2">client </text:span><text:span text:style-name="T2">library </text:span><text:span text:style-name="T2">between </text:span><text:span text:style-name="T2">ZOO-</text:span><text:span text:style-name="T2">Project </text:span><text:span text:style-name="T2">and toil </text:span><text:span text:style-name="T2">Wokflow </text:span><text:span text:style-name="T2">Execution </text:span><text:span text:style-name="T2">Server </text:span><text:span text:style-name="T2">(WES).</text:span></text:p>
          <text:p text:style-name="P6"><text:span text:style-name="T2"/></text:p>
          <text:p text:style-name="P6"><text:span text:style-name="T2">It </text:span><text:span text:style-name="T2">manages </text:span><text:span text:style-name="T2">the </text:span><text:span text:style-name="T2">interactio</text:span><text:span text:style-name="T2">ns </text:span><text:span text:style-name="T2">between </text:span><text:span text:style-name="T2">ZOO-</text:span><text:span text:style-name="T2">Project </text:span><text:span text:style-name="T2">and the </text:span><text:span text:style-name="T2">HPC (via </text:span><text:span text:style-name="T2">toil </text:span><text:span text:style-name="T2">WES) :</text:span></text:p>
          <text:p text:style-name="P6"><text:span text:style-name="T2"/></text:p>
          <text:p text:style-name="P6"><text:span text:style-name="T2"><text:s/></text:span><text:span text:style-name="T2">- wraps </text:span><text:span text:style-name="T2">the CWL </text:span><text:span text:style-name="T2">with </text:span><text:span text:style-name="T2">stagein/o</text:span><text:span text:style-name="T2">ut </text:span><text:span text:style-name="T2">templates</text:span></text:p>
          <text:p text:style-name="P6"><text:span text:style-name="T2"><text:s/></text:span><text:span text:style-name="T2">- submits </text:span><text:span text:style-name="T2">and </text:span><text:span text:style-name="T2">monitors </text:span><text:span text:style-name="T2">the job</text:span></text:p>
          <text:p text:style-name="P6"><text:span text:style-name="T2"><text:s/></text:span><text:span text:style-name="T2">- retrieve </text:span><text:span text:style-name="T2">the logs, </text:span><text:span text:style-name="T2">outputs </text:span><text:span text:style-name="T2">and </text:span><text:span text:style-name="T2">usage </text:span><text:span text:style-name="T2">report.</text:span></text:p>
          <draw:enhanced-geometry svg:viewBox="0 0 21600 21600" draw:type="rectangle" draw:enhanced-path="M 0 0 L 21600 0 21600 21600 0 21600 0 0 Z N"/>
        </draw:custom-shape>
        <draw:line draw:style-name="gr22" draw:text-style-name="P21" draw:layer="layout" svg:x1="34.25cm" svg:y1="3.75cm" svg:x2="33.25cm" svg:y2="3.75cm">
          <text:p/>
        </draw:line>
        <draw:line draw:style-name="gr22" draw:text-style-name="P21" draw:layer="layout" svg:x1="32.5cm" svg:y1="5cm" svg:x2="34.5cm" svg:y2="8cm">
          <text:p/>
        </draw:line>
        <draw:custom-shape draw:style-name="gr16" draw:text-style-name="P20" xml:id="id1" draw:id="id1" draw:layer="layout" svg:width="3.5cm" svg:height="1.25cm" svg:x="23.5cm" svg:y="10.5cm">
          <text:p text:style-name="P19"><text:span text:style-name="T2">zoo-</text:span><text:span text:style-name="T2">wes-</text:span><text:span text:style-name="T2">runn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xml:id="id9" draw:id="id9" draw:layer="layout" svg:width="4cm" svg:height="3.5cm" svg:x="31.75cm" svg:y="14.5cm">
          <text:p text:style-name="P8"><text:span text:style-name="T5">HPC</text:span></text:p>
          <text:p text:style-name="P8"><text:span text:style-name="T1"/>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24" draw:text-style-name="P23" xml:id="id2" draw:id="id2" draw:layer="layout" svg:width="3.5cm" svg:height="2cm" svg:x="28.5cm" svg:y="12.25cm">
          <text:p text:style-name="P8"><text:span text:style-name="T5">Toil <text:s/>W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1" draw:layer="layout" svg:x1="30.25cm" svg:y1="14.25cm" svg:x2="31.75cm" svg:y2="15.838cm" draw:start-shape="id2" draw:start-glue-point="8" draw:end-shape="id9" draw:end-glue-point="5" svg:d="M30250 14250v1588h1500" svg:viewBox="0 0 1501 1589">
          <text:p/>
        </draw:connector>
        <draw:custom-shape draw:style-name="gr26" draw:text-style-name="P21" draw:layer="layout" svg:width="4.25cm" svg:height="1.25cm" svg:x="10.25cm" svg:y="2.75cm">
          <text:p text:style-name="P8">ZOO-Projec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oncave_20_short" draw:display-name="Concave short" svg:viewBox="0 826 1131 754" svg:d="M566 826l-566 754 114-85 136-68 148-46 161-17 161 13 153 46 140 68 118 89z"/>
    <draw:marker draw:name="Extrémités_20_de_20_flèche_20_1" draw:display-name="Extrémités de flèche 1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stroke-dash draw:name="Dash" draw:style="rect" draw:dots1="1" draw:dots1-length="300%" draw:distance="100%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cccccc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5-03-09T18:36:48.475012770</meta:creation-date>
    <dc:date>2025-03-09T20:52:05.394110378</dc:date>
    <meta:editing-duration>PT1H20M36S</meta:editing-duration>
    <meta:editing-cycles>8</meta:editing-cycles>
    <meta:generator>LibreOffice/7.2.5.2$MacOSX_AARCH64 LibreOffice_project/499f9727c189e6ef3471021d6132d4c694f357e5</meta:generator>
    <meta:document-statistic meta:object-count="35"/>
  </office:meta>
</office:document-meta>
</file>